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Calibri Light'" style:font-family-asian="'Calibri Light'" style:font-family-complex="'Calibri Light'" fo:background-color="transparent" fo:color="#5b9bd5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3.00pt" fo:font-weight="normal" fo:font-family="'Calibri Light'" style:font-family-asian="'Calibri Light'" style:font-family-complex="'Calibri Light'" fo:background-color="transparent" fo:color="#5b9bd5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'Calibri Light'" style:font-family-asian="'Calibri Light'" style:font-family-complex="'Calibri Light'" fo:background-color="transparent" fo:color="#5b9bd5"/>
    </style:style>
    <style:style style:name="T7" style:family="text">
      <style:text-properties fo:font-size="14.50pt" fo:font-weight="normal" fo:font-family="'Calibri Light'" style:font-family-asian="'Calibri Light'" style:font-family-complex="'Calibri Light'" fo:background-color="transparent" fo:color="#548dd4"/>
    </style:style>
    <style:style style:name="T8" style:family="text">
      <style:text-properties fo:font-size="13.00pt" fo:font-weight="normal" fo:font-family="'Calibri Light'" style:font-family-asian="'Calibri Light'" style:font-family-complex="'Calibri Light'" fo:background-color="transparent" fo:color="#548dd4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bold" fo:font-family="'Calibri Light'" style:font-family-asian="'Calibri Light'" style:font-family-complex="'Calibri Light'" fo:background-color="transparent" fo:color="#5b9bd5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8.00pt" fo:font-weight="bold" fo:font-family="'Calibri Light'" style:font-family-asian="'Calibri Light'" style:font-family-complex="'Calibri Light'" fo:background-color="transparent" fo:color="#5b9bd5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T23" style:family="text">
      <style:text-properties fo:font-size="13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2e74b5"/>
    </style:style>
    <style:style style:name="T24" style:family="text">
      <style:text-properties fo:font-size="13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fo:color="#2e74b5"/>
    </style:style>
    <style:style style:name="T25" style:family="text">
      <style:text-properties fo:font-size="13.00pt" fo:font-weight="normal" fo:font-family="'Calibri Light'" style:font-family-asian="'Calibri Light'" style:font-family-complex="'Calibri Light'" fo:background-color="transparent" fo:color="#2e74b5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top="2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top="2.00pt"/>
    </style:style>
    <style:style style:name="P7" style:family="paragraph">
      <style:paragraph-properties fo:line-height="100.00%" fo:text-align="left" fo:margin-top="2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top="2.00p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top="2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2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2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top="2.00pt"/>
    </style:style>
  </office:automatic-styles>
  <office:body>
    <office:text>
      <text:p text:style-name="P1"><text:span text:style-name="T1"/></text:p>
      <text:p text:style-name="P2"><text:span text:style-name="T2">Introdução</text:span></text:p>
      <text:p text:style-name="P3"><text:span text:style-name="T3"/></text:p>
      <text:p text:style-name="P3"><text:span text:style-name="T4">Este documento especifica o problema existente na sociedade e a nossa solução para esse problema, fornecendo aos clientes as informações necessárias para adquirir o projeto e dar inicio a implementação, assim como para a realização dos testes e homologação do sistema.</text:span></text:p>
      <text:p text:style-name="P3"><text:span text:style-name="T5"/></text:p>
      <text:p text:style-name="P4"><text:span text:style-name="T6">O Problema</text:span></text:p>
      <text:p text:style-name="P5"><text:span text:style-name="T7"><text:tab/></text:span><text:span text:style-name="T8">Muitas pessoas acabam precisando de um serviço autônomo algum dia, mas nem sempre é uma tarefa simples<text:s text:c="2"/>, visto que existem problemas tais como: </text:span></text:p>
      <text:list text:style-name="L6">
        <text:list-item>
          <text:p text:style-name="P6"><text:span text:style-name="T8">Encontrar profissionais mais próximos</text:span></text:p>
        </text:list-item>
        <text:list-item>
          <text:p text:style-name="P6"><text:span text:style-name="T8">Saber sobre trabalhos anteriores do profissional </text:span></text:p>
        </text:list-item>
        <text:list-item>
          <text:p text:style-name="P6"><text:span text:style-name="T8">Encontrar profissional de uma área específica com facilidade </text:span></text:p>
        </text:list-item>
      </text:list>
      <text:p text:style-name="P7"><text:span text:style-name="T8"/></text:p>
      <text:p text:style-name="P7"><text:span text:style-name="T8">Assim como , se analisarmos o lado de quem oferece algum tipo de serviço, é possível identificar problemas como:</text:span></text:p>
      <text:list text:style-name="L8">
        <text:list-item>
          <text:p text:style-name="P8"><text:span text:style-name="T8">Ter um portifólio de serviços realizados anteriormente</text:span></text:p>
        </text:list-item>
        <text:list-item>
          <text:p text:style-name="P8"><text:span text:style-name="T8">Tornar seus serviços conhecidos por mais pessoas</text:span></text:p>
        </text:list-item>
        <text:list-item>
          <text:p text:style-name="P8"><text:span text:style-name="T8">Ter um feedback de clientes anteriores que ajude a promover confiança para novos clientes (avaliação / recomendação)</text:span></text:p>
        </text:list-item>
      </text:list>
      <text:p text:style-name="P9"><text:span text:style-name="T9"/></text:p>
      <text:p text:style-name="P10"><text:span text:style-name="T10">A Solução</text:span></text:p>
      <text:p text:style-name="P10"><text:span text:style-name="T11"/></text:p>
      <text:p text:style-name="P11"><text:span text:style-name="T12"><text:tab/>O sistema ServeFácil visando resolver a dificuldade que muitas pessoas tem em entrar em contato com profissionais de confiança e qualificados para realização de serviços autônomos, veio para acabar de vez com esse problema. Disponibilizando: Nome, endereço, e-mail e telefone de profissionais nas mais diversas áreas. Tais como: Pedreiro, marceneiro, jardineiro, pintor, diarista, cabeleireira, eletricista, encanador, chaveiro, mecânico etc.</text:span></text:p>
      <text:p text:style-name="P12"><text:span text:style-name="T13"/></text:p>
      <text:p text:style-name="P13"><text:span text:style-name="T14"><text:tab/>Esses profissionais são cadastrados em nosso sistema através da internet disponibilizando seus dados em nosso sistema para que todos que acessarem o site tenham acesso a essas informações.</text:span></text:p>
      <text:p text:style-name="P14"><text:span text:style-name="T15"/></text:p>
      <text:p text:style-name="P15"><text:span text:style-name="T16"><text:tab/>As vantagens de utilizar nosso sistema: Nem sempre quando precisamos de serviços autônomos sabemos onde encontrar algum para prestação de serviço desejado. Agora, com o ServeFacil,<text:s text:c="2"/>é muito mais simples. É só acessar o site, selecionar o profissional mais perto de você e pronto! Mais facilidade e praticidade para quem precisa de prestador de serviço e uma forma vantajosa para profissionais autônomos exporem, de forma gratuita, suas habilidades e garantir o aumento de sua clientela e, consequentemente, sua renda. </text:span></text:p>
      <text:p text:style-name="P16"><text:span text:style-name="T17"/></text:p>
      <text:p text:style-name="P17"><text:span text:style-name="T18"><text:tab/>Nosso publico alvo são prestadores de serviços autônomos que querem melhorar sua quantidade de clientes anunciando seus serviços em nosso site e pessoas que precisão de prestadores de serviços em qualquer hora e em qualquer lugar.</text:span></text:p>
      <text:p text:style-name="P18"><text:span text:style-name="T19"/></text:p>
      <text:p text:style-name="P19"><text:span text:style-name="T20">Análise da Concorrência</text:span></text:p>
      <text:p text:style-name="P19"><text:span text:style-name="T21"/></text:p>
      <text:p text:style-name="P20"><text:span text:style-name="T22">Há atualmente no mercado uma ferramenta online (sistema) que se propõe a oferecer a mesma funcionalidade e facilidade, porém, sua apresentação mostra pontos altamente negativos no âmbito de confiabilidade e para o contrato de profissionais.<text:s text:c="2"/>Sua apresentação não é atrativa e seus recursos podem ser considerados incompletos. </text:span></text:p>
      <text:p text:style-name="P20"><text:a xlink:href="http://www.clubedoautonomo.com.br/"><text:span text:style-name="T24">www.clubedoautonomo.com.br</text:span></text:a><text:span text:style-name="T25"><text:s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